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1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map style:condition="is-true-formula(IF(AND([.A3]=&quot;x&quot;;[.C3]=&quot;x&quot;);1;0))" style:apply-style-name="Good" style:base-cell-address="Feuille1.B3"/>
      <style:map style:condition="is-true-formula(IF([.C3]=&quot;x&quot;;1;0))" style:apply-style-name="Bad" style:base-cell-address="Feuille1.B3"/>
    </style:style>
    <style:style style:name="ce11" style:family="table-cell" style:parent-style-name="Default">
      <style:text-properties fo:font-weight="bold" style:font-weight-asian="bold" style:font-weight-complex="bold"/>
      <style:map style:condition="is-true-formula(IF(AND([.A3]=&quot;x&quot;;[.C3]=&quot;x&quot;);1;0))" style:apply-style-name="Good" style:base-cell-address="Feuille1.B3"/>
      <style:map style:condition="is-true-formula(IF([.C3]=&quot;x&quot;;1;0))" style:apply-style-name="Bad" style:base-cell-address="Feuille1.B3"/>
    </style:style>
    <style:style style:name="ce1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ctivités MM à refaire</text:p>
          </table:table-cell>
          <table:table-cell table:style-name="Default"/>
          <table:table-cell/>
          <table:table-cell office:value-type="string" calcext:value-type="string">
            <text:p>reste</text:p>
          </table:table-cell>
        </table:table-row>
        <table:table-row table:style-name="ro2">
          <table:table-cell table:style-name="ce2" office:value-type="string" calcext:value-type="string">
            <text:p>Faits : </text:p>
          </table:table-cell>
          <table:table-cell table:style-name="ce3" table:formula="of:=COUNTA([.A3:.A231])&amp;&quot;/&quot;&amp;[.C2]" office:value-type="string" office:string-value="147/151" calcext:value-type="string">
            <text:p>147/151</text:p>
          </table:table-cell>
          <table:table-cell table:formula="of:=COUNTA([.C3:.C231])" office:value-type="float" office:value="151" calcext:value-type="float">
            <text:p>151</text:p>
          </table:table-cell>
          <table:table-cell table:formula="of:=[.C2]-COUNTA([.A3:.A231]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Entier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Additions de petits entier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Additions d'entier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omplément à 10, 100, 1000, une dizain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Ajouter des nombres qui se marient bie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Soustra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Soustractions d'entier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Multipli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Tables classiqu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ultiplications d'entier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Décomposer un nombre en produit</text:p>
          </table:table-cell>
          <table:table-cell/>
          <table:table-cell office:value-type="string" calcext:value-type="string">
            <text:p>abandon, identique au suivant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écomposition en facteurs premier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er en factorisan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Lien aire / côté de carré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rrés d'entier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Divi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ivisions d'entier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ivision euclidienn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ivisibilité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Liste des diviseurs d'un petit nomb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Trouver le plus grand diviseur commu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Opérations composé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s successif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s avec parenthès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Ecriture des nomb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Quelle est la valeur du chiffre 9 ?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Quel est le chiffre des ...?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Heures minutes second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 de durées ou horair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Vocabula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econnaitre un multiple, un diviseur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Ecrire l'opération correspondant à la phras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Décimaux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Ecriture des décimau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Ecriture décimale de type 1+151001+\frac{15}{100}1+10015​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Quelle est la valeur du chiffre 9 ?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Quel est le chiffre des ...?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écomposition décima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Arrondir un nombre décima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onner l'écriture scientifique d'un nombre décima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onner le nombre décimal représenté par son écriture scientifiqu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onner un ordre de grandeur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Ecriture décimale de dizaines, centaines, milliers..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Ajouter un décimal et..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Multipli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ultiplier par 10; 100; 1000; 0,1; 0,01; 0,00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er une quatrième proportionnelle (calculatrice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rrés de décimau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Divi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iviser par 10, 100, 10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iviser par 0,1; 0,01; 0,00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Compar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omparer deux décimau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Encadrer entre deux entiers consécutif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Intercaler entre deux décimau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Conver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onversions vers les unités L, m ou 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onversions entre unités de mesure classiqu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onversion h min s &lt;=&gt; heures décimal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Calculs astucieux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Som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Quels sont les beaux mariages ?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arier et calculer (entiers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Ajouter astucieusement (décimaux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Ajouter ou soustraire 9, 11, 19,..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Produi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ultiplication par un multiple de 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ultiplication par 2, 5, 20, 50, 4, 25, 0,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ultiplication par 1,5 2,5, 3,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ultiplication par 11, 12, 9, 19, 21, 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ultiplication par 75, 7,5 ou 0,7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ultiplication de décimaux à partir des tables de 1 à 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ultiplications astucieus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Quoti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iviser par 2, 5, 20, 50, 4, 25, 0,5, 0,2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iviser par 75, 7,5 ou 0,7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Statistiq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er les caractéristiques d'une série de 2 à 5 entier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Monna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Trouver la monnaie à rendre contre des billet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Relatif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Ecr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Traduire une expression par un nombre relatif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omparer des décimaux relatif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Opposé d'un relatif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Addition, soustra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Additions de relatifs (2 termes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Soustractions de relatifs (2 termes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Sommes algébriques (2 termes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Somme algébrique (3 à 5 termes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istance entre deux points sur une droite gradué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Multipli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ultiplications de relatif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rrés de relatif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rrés et relatif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Divi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ivisions de relatif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Dive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 text:c="4"/>Mélange sommes algébriques &amp; multiplications</text:p>
          </table:table-cell>
          <table:table-cell/>
          <table:table-cell office:value-type="string" calcext:value-type="string">
            <text:p>inutile, le panier permettra de mélanger les questions</text:p>
          </table:table-cell>
        </table:table-row>
        <table:table-row table:style-name="ro2">
          <table:table-cell/>
          <table:table-cell office:value-type="string" calcext:value-type="string">
            <text:p><text:s text:c="4"/>Mélange multiplications &amp; divisions</text:p>
          </table:table-cell>
          <table:table-cell/>
          <table:table-cell office:value-type="string" calcext:value-type="string">
            <text:p>inutile, le panier permettra le mélange</text:p>
          </table:table-cell>
        </table:table-row>
        <table:table-row table:style-name="ro2">
          <table:table-cell/>
          <table:table-cell office:value-type="string" calcext:value-type="string">
            <text:p><text:s text:c="4"/>Mélange sommes algébriques, multiplications et divisions</text:p>
          </table:table-cell>
          <table:table-cell/>
          <table:table-cell office:value-type="string" calcext:value-type="string">
            <text:p>inutile, le panier permettra le mélang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Fraction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Ecritu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Valeur décimales de fractions simples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omparaison de fraction à 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omparer des fraction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écomposition en entier + fraction inférieure à 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Trouver la fraction éga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Manip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Simplifier une fractio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Inverse d'un nomb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Sommes et différ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Sommes et différences de fractions de même dénominateur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Sommes et différences de fraction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Produits et quoti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Fraction d'une quantité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Produit de deux fractions positives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Produit de deux fractions avec des relatifs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Quotient de deux fractions positives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Quotient de deux fractions avec des relatifs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Dive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 text:c="4"/>Calculs avec des fractions (3e)</text:p>
          </table:table-cell>
          <table:table-cell/>
          <table:table-cell office:value-type="string" calcext:value-type="string">
            <text:p>// mélange des calculs précédents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Tableau de proportionnalité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Applica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er 5%, 50%, 10%, 20%, 25%, 75%, 30%, 33%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oitié, double, tiers, etc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Augmentation et réductions en pourcentage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Variations successives en pourcentage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Utiliser une échelle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/ les 2 dans la même activité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Racines carré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acines de carrés parfait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acines parfaites de décima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/ dans le même exo que le précédent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acines et négatif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Simplifier des racin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Encadrer une racine carrée entre deux entiers consécutif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Fonctions linéaires et aff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Fonctions (vocabulaire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ifférencier des fonctions affines et linéaires à l'aide de leurs R.G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oefficients d'une fonction affine.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// à revoir pour que le tracer d’aide soit bon</text:p>
          </table:table-cell>
        </table:table-row>
        <table:table-row table:style-name="ro2">
          <table:table-cell/>
          <table:table-cell office:value-type="string" calcext:value-type="string">
            <text:p><text:s text:c="4"/>Lire l'image ou l'antécédent d'un nombre sur une courbe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Faire correspondre coefficient de fonction linéaire et pourcentag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Puissa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s avec des puissances de 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Puissance de produits, de quotients, quotients de produits de puissances de 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s avec des puissanc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Opérations composées de puissanc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Puissance de relatif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Puissances de 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Sens des préfix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Rédu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duire une somme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duire un produit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duire une somme de produits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duire une expression du premier degré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duire une expression du second degré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Mélange de sommes ou produits.</text:p>
          </table:table-cell>
          <table:table-cell/>
          <table:table-cell office:value-type="string" calcext:value-type="string">
            <text:p>// plus nécessaire avec les 2 premiers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Enlever des parenthèses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duire avec des parenthèses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Dévelop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évelopper une expression de la forme k×(a+b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évelopper une expression de la forme (a+b)(c+d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/ les 2 en 1 activité</text:p>
          </table:table-cell>
        </table:table-row>
        <table:table-row table:style-name="ro2">
          <table:table-cell/>
          <table:table-cell office:value-type="string" calcext:value-type="string">
            <text:p><text:s text:c="4"/>Développer une expression de la forme (a+b)²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 text:c="4"/>Développer une expression de la forme (a−b²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 text:c="4"/>Développer une expression de la forme (a+b)(a−b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évelopper un produit remarquab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Factori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Factoriser une expression de type ax+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Factoriser une expression de la forme a²+2ab+b²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 text:c="4"/>Factoriser une expression de la forme a²−2ab+b²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 text:c="4"/>Factoriser une expression de la forme a²−b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Factoriser à l'aide d'un produit remarqua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 en 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Valeurs d'expres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er la valeur d'une expresssion, x positif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er la valeur d'une expresssion, x relati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2 en 1 seule activité.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Tester une égalité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Equations du 1er degr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soudre une équation du type x + a = b ou x - a = 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soudre une équation du type a + x = b ou a - x = 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soudre une équation du type ax = 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soudre une équation du type ax + b =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soudre une équation du type ax + b = 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soudre une équation du type ax + b = cx + d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3 en 1 seule activité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soudre une équation de type x² = a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soudre une équation de type x² + a =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soudre une équation de type ax² = 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3 en 1 seule activité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ésoudre une équation produit nu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lexe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Nombre complex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onjugué d'un nombre complex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Module d'un nombre complex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rré d'un nombre complex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Inverse d'un nombre complex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4 dans une seule activité</text:p>
          </table:table-cell>
        </table:table-row>
        <table:table-row table:style-name="ro2">
          <table:table-cell/>
          <table:table-cell table:style-name="ce11" office:value-type="string" calcext:value-type="string">
            <text:p>Calcu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Somme et différence de deux complex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Produit de deux complexe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Produit d'un complexe par son conjugué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Quotient de deux complex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4 dans une seule activité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Géométrie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Collè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Reconnaître un angle à l'oeil nu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 du 3e angle d'un triang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Nature du quadrilatè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aractéristiques d'un prisme droi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Théorème de Pythago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Lycé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alcul des coordonées d'un vecteur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Somme et différence de vecteur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Produit d'un vecteur par un nomb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Déterminant de deux vecteur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<text:s text:c="4"/>Colinéarité de vecteurs</text:p>
          </table:table-cell>
          <table:table-cell office:value-type="string" calcext:value-type="string">
            <text:p>x</text:p>
          </table:table-cell>
          <table:table-cell/>
        </table:table-row>
        <calcext:conditional-formats>
          <calcext:conditional-format calcext:target-range-address="Feuille1.B3:Feuille1.B231">
            <calcext:condition calcext:apply-style-name="Good" calcext:value="formula-is(IF(AND([.A3]=&quot;x&quot;;[.C3]=&quot;x&quot;);1;0))" calcext:base-cell-address="Feuille1.B3"/>
            <calcext:condition calcext:apply-style-name="Bad" calcext:value="formula-is(IF([.C3]=&quot;x&quot;;1;0))" calcext:base-cell-address="Feuille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0:39:20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ébastien COGEZ</meta:initial-creator>
    <meta:creation-date>2020-11-15T21:02:46.620000000</meta:creation-date>
    <dc:date>2021-04-25T23:28:25.361000000</dc:date>
    <dc:creator>Sébastien COGEZ</dc:creator>
    <meta:editing-duration>P8DT20H52M7S</meta:editing-duration>
    <meta:editing-cycles>47</meta:editing-cycles>
    <meta:generator>LibreOffice/6.4.7.2$Windows_X86_64 LibreOffice_project/639b8ac485750d5696d7590a72ef1b496725cfb5</meta:generator>
    <meta:document-statistic meta:table-count="1" meta:cell-count="532" meta:object-count="0"/>
  </office:meta>
</office:document-meta>
</file>